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701in"/>
    </style:style>
    <style:style style:name="co6" style:family="table-column">
      <style:table-column-properties fo:break-before="auto" style:column-width="0.4236in"/>
    </style:style>
    <style:style style:name="co7" style:family="table-column">
      <style:table-column-properties fo:break-before="auto" style:column-width="0.689in"/>
    </style:style>
    <style:style style:name="co8" style:family="table-column">
      <style:table-column-properties fo:break-before="auto" style:column-width="0.582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order-bottom="none" fo:border-left="1.5pt solid #000000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1.5pt solid #000000" fo:padding-bottom="0.0193in" fo:padding-left="0.0138in" fo:padding-right="0.0138in" fo:padding-top="0.0193in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11" table:default-cell-style-name="Default"/>
        <table:table-column table:style-name="co2" table:default-cell-style-name="Default"/>
        <table:table-row table:style-name="ro2"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3" office:value-type="string">
            <text:p>x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Clear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4" table:style-name="ce3" office:value-type="string">
            <text:p>x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et to max (9)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 table:style-name="ce3" office:value-type="string">
            <text:p>x</text:p>
          </table:table-cell>
          <table:table-cell/>
          <table:table-cell office:value-type="float" office:value="0">
            <text:p>0</text:p>
          </table:table-cell>
          <table:table-cell table:style-name="ce3" office:value-type="string">
            <text:p>Q[3]</text:p>
          </table:table-cell>
          <table:table-cell table:style-name="ce3" office:value-type="string">
            <text:p>Q[2]</text:p>
          </table:table-cell>
          <table:table-cell table:style-name="ce3" office:value-type="string">
            <text:p>Q[1]</text:p>
          </table:table-cell>
          <table:table-cell table:style-name="ce3" office:value-type="string">
            <text:p>Q[0]</text:p>
          </table:table-cell>
          <table:table-cell office:value-type="string">
            <text:p>Hold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string">
            <text:p>all others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string">
            <text:p>Enable Operation: next count (Next_q) is current count q + 1</text:p>
          </table:table-cell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2">
          <table:table-cell table:style-name="ce1" office:value-type="string">
            <text:p>test file</text:p>
          </table:table-cell>
          <table:table-cell table:number-columns-repeated="12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4">
          <table:table-cell table:style-name="Default" office:value-type="string">
            <text:p>clr</text:p>
          </table:table-cell>
          <table:table-cell office:value-type="string">
            <text:p>ena</text:p>
          </table:table-cell>
          <table:table-cell/>
          <table:table-cell office:value-type="string">
            <text:p>Q[3]</text:p>
          </table:table-cell>
          <table:table-cell office:value-type="string">
            <text:p>Q[2]</text:p>
          </table:table-cell>
          <table:table-cell office:value-type="string">
            <text:p>Q[1]</text:p>
          </table:table-cell>
          <table:table-cell office:value-type="string">
            <text:p>Q[0]</text:p>
          </table:table-cell>
          <table:table-cell/>
          <table:table-cell office:value-type="string">
            <text:p>c_o</text:p>
          </table:table-cell>
          <table:table-cell table:number-columns-repeated="4"/>
        </table:table-row>
        <table:table-row table:style-name="ro2">
          <table:table-cell table:style-name="ce1" office:value-type="string">
            <text:p>//Plus 1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4" office:value-type="float" office:value="0">
            <text:p>0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1" office:value-type="string">
            <text:p>//Hold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1" office:value-type="string">
            <text:p>//Clear to 0</text:p>
          </table:table-cell>
          <table:table-cell table:number-columns-repeated="1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1" office:value-type="string">
            <text:p>//Clear to 9 MAX</text:p>
          </table:table-cell>
          <table:table-cell table:number-columns-repeated="12"/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_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  <table:table table:name="Sheet2" table:style-name="ta1">
        <table:table-column table:style-name="co4" table:default-cell-style-name="ce2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ce5"/>
        <table:table-column table:style-name="co8" table:number-columns-repeated="4" table:default-cell-style-name="Default"/>
        <table:table-column table:style-name="co3" table:number-columns-repeated="1013" table:default-cell-style-name="Default"/>
        <table:table-row table:style-name="ro2">
          <table:table-cell table:style-name="ce1" office:value-type="string">
            <text:p>Inputs</text:p>
          </table:table-cell>
          <table:table-cell table:number-columns-repeated="5"/>
          <table:table-cell table:style-name="ce1" office:value-type="string">
            <text:p>Outputs</text:p>
          </table:table-cell>
          <table:table-cell table:number-columns-repeated="6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5"/>
          <table:table-cell table:style-name="ce1" office:value-type="string">
            <text:p>Inputs</text:p>
          </table:table-cell>
          <table:table-cell table:number-columns-repeated="6"/>
          <table:table-cell table:style-name="ce1" office:value-type="string">
            <text:p>Outputs</text:p>
          </table:table-cell>
          <table:table-cell table:number-columns-repeated="2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1017"/>
        </table:table-row>
        <table:table-row table:style-name="ro4"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 table:style-name="ce4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/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  <table:table-cell table:style-name="ce1" office:value-type="string">
            <text:p>N_q[1]</text:p>
          </table:table-cell>
          <table:table-cell table:style-name="ce1" office:value-type="string">
            <text:p>N_q[0]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lr</text:p>
          </table:table-cell>
          <table:table-cell table:style-name="ce1" office:value-type="string">
            <text:p>ena</text:p>
          </table:table-cell>
          <table:table-cell table:style-name="ce1" office:value-type="string">
            <text:p>Q[3]</text:p>
          </table:table-cell>
          <table:table-cell table:style-name="ce1" office:value-type="string">
            <text:p>Q[2]</text:p>
          </table:table-cell>
          <table:table-cell table:style-name="ce1" office:value-type="string">
            <text:p>Q[1]</text:p>
          </table:table-cell>
          <table:table-cell table:style-name="ce1" office:value-type="string">
            <text:p>Q[0]</text:p>
          </table:table-cell>
          <table:table-cell/>
          <table:table-cell table:style-name="ce1" office:value-type="string">
            <text:p>c_o</text:p>
          </table:table-cell>
          <table:table-cell table:style-name="ce1" office:value-type="string">
            <text:p>N_q[3]</text:p>
          </table:table-cell>
          <table:table-cell table:style-name="ce1" office:value-type="string">
            <text:p>N_q[2]</text:p>
          </table:table-cell>
        </table:table-row>
        <table:table-row table:style-name="ro3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Default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Default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style-name="Default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Default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Default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Default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Default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Default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Default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11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3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3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1">10/01/2012</text:date>, <text:time>15:2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7T20:46:20</meta:creation-date>
    <dc:date>2012-10-01T15:25:00</dc:date>
    <meta:editing-duration>PT2H19M24S</meta:editing-duration>
    <meta:editing-cycles>24</meta:editing-cycles>
    <meta:generator>LibreOffice/3.4$Unix LibreOffice_project/340m1$Build-402</meta:generator>
    <dc:creator>Vincent Martin</dc:creator>
    <meta:document-statistic meta:table-count="3" meta:cell-count="2831" meta:object-count="0"/>
  </office:meta>
</office:document-meta>
</file>